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xmlns:table="urn:oasis:names:tc:opendocument:xmlns:table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manifest="urn:oasis:names:tc:opendocument:xmlns:manifest:1.0" office:version="1.2">
  <office:automatic-styles/>
  <office:body>
    <office:text>
      <text:p>Transit.OrbitalPeriod: 1 - 365 days </text:p>
      <text:p>Reason: This range matches the PLATO mission detection window. Short periods (∼1 day) produce many transits and are easy to detect, while long periods (up to ∼365 days) correspond to Earth-like orbits, which are the main science goal of the mission.</text:p>
      <text:p/>
      <text:p>Transit.PlanetRadius: 0.05 - 1 RJ (~0.5 - 11 RE)</text:p>
      <text:p>Reason: This range spans from near the detection limit (sub-Earth to Earth-sized planets) up to gas giants. Smaller planets produce shallow transits (~tens of ppm), while larger planets produce deep, easy-to-detect signals.</text:p>
      <text:p/>
      <text:p>transit duration is controlled by the orbital period.</text:p>
      <text:p>Reason: Transit duration is not an independent parameter. It is derived from orbital period and system geometry, typically resulting in durations of ~1.5–13 hours for Sun-like stars.</text:p>
      <text:p/>
      <text:p>IMPORTANT: According to Kepler’s Third Law, orbital period and semi-major axis are not independent (a^3 ∝ P^2). In this simulation, semi-major axis is kept fixed or implicitly consistent, and orbital period is varied to control transit timescales.</text:p>
      <text:p/>
      <text:p>Stellar Variability Level --&gt; Activity.Sigma: 10 - 200 ppm (Amplitude of Stellar Variability) default ~ 100 ppm</text:p>
      <text:p>Reason: Solar-like stars show variability at the level of tens to ~100 ppm. This range covers quiet to active stars and ensures realistic background noise comparable to transit signals.</text:p>
      <text:p/>
      <text:p>The timescale is controlled by Activity.Tau, but it can be ignored in a first approximation.</text:p>
      <text:p>Reason: While Tau controls how fast variability evolves (hours to days), the amplitude (Sigma) is the dominant factor affecting detectability, so Tau can be fixed initially.</text:p>
      <text:p/>
      <text:p>Noise Level --&gt; Instrument.RandomNoise.NSR: 20 - 200 ppm/hr (default ~ 100 ppm/hr)</text:p>
      <text:p>Reason: This matches expected PLATO photometric precision, from bright stars (~20 ppm/hr) to fainter or noisier cases (~200 ppm/hr), allowing simulation of different detection difficulty regimes.</text:p>
      <text:p/>
      <text:p>Observation.MasterSeed: no physical range (pseudorandom generator)</text:p>
      <text:p>Reason: The seed controls different realizations of noise and variability. Multiple seeds are required to generate statistically independent light curves for training robust machine learning models.</text:p>
      <text:p/>
      <text:p>Next steps: step size, database structure, access structure, formatting, execution.</text:p>
      <text:p/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manifest="urn:oasis:names:tc:opendocument:xmlns:manifest:1.0" office:version="1.2">
  <office:styles/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xmlns:table="urn:oasis:names:tc:opendocument:xmlns:table:1.0" office:version="1.2">
  <office:meta>
    <meta:generator>ODFPY/1.4.1</meta:generator>
  </office:meta>
</office:document-meta>
</file>